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ace" svg:font-family="Monosace"/>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 style:family="paragraph" style:parent-style-name="Standard">
      <style:text-properties fo:font-size="11pt" style:font-size-asian="9.60000038146973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6" style:family="paragraph" style:parent-style-name="Standard">
      <style:text-properties style:font-name="Liberation Serif" fo:font-size="11pt" style:font-size-asian="9.60000038146973pt" style:font-size-complex="11pt"/>
    </style:style>
    <style:style style:name="P7" style:family="paragraph" style:parent-style-name="Standard">
      <style:text-properties style:font-name="Liberation Serif" fo:font-size="11pt" style:font-size-asian="11pt" style:font-size-complex="11pt"/>
    </style:style>
    <style:style style:name="P8" style:family="paragraph" style:parent-style-name="Standard">
      <style:paragraph-properties fo:text-align="start" style:justify-single-word="false"/>
      <style:text-properties style:font-name="Monospace" fo:font-size="11pt" fo:font-weight="normal" style:font-size-asian="11pt" style:font-weight-asian="normal" style:font-size-complex="11pt" style:font-weight-complex="normal"/>
    </style:style>
    <style:style style:name="P9" style:family="paragraph" style:parent-style-name="Standard">
      <style:text-properties style:font-name="Monospace" fo:font-size="11pt" style:font-size-asian="9.60000038146973pt" style:font-size-complex="11pt"/>
    </style:style>
    <style:style style:name="P10" style:family="paragraph" style:parent-style-name="Standard">
      <style:text-properties style:font-name="Monospace" fo:font-size="11pt" style:font-size-asian="11pt" style:font-size-complex="11pt"/>
    </style:style>
    <style:style style:name="P1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Text_20_body">
      <style:text-properties style:font-name="Monospace"/>
    </style:style>
    <style:style style:name="P16" style:family="paragraph" style:parent-style-name="Text_20_body">
      <style:text-properties style:font-name="Monospace" fo:font-size="11pt" style:font-size-asian="9.60000038146973pt" style:font-size-complex="11pt"/>
    </style:style>
    <style:style style:name="P17" style:family="paragraph" style:parent-style-name="Text_20_body">
      <style:text-properties style:font-name="Monospace" fo:font-size="11pt" style:font-size-asian="11pt" style:font-size-complex="11pt"/>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ize="11pt" style:font-size-asian="9.60000038146973pt" style:font-size-complex="11pt"/>
    </style:style>
    <style:style style:name="P20" style:family="paragraph" style:parent-style-name="Text_20_body">
      <style:text-properties style:font-name="Liberation Serif" fo:font-size="11pt" style:font-size-asian="11pt" style:font-size-complex="11pt"/>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Text_20_body">
      <style:text-properties fo:font-size="12pt" fo:font-weight="normal" officeooo:paragraph-rsid="000c98ce" style:font-size-asian="10.5pt" style:font-weight-asian="normal" style:font-size-complex="12pt" style:font-weight-complex="normal"/>
    </style:style>
    <style:style style:name="P25" style:family="paragraph" style:parent-style-name="Text_20_body">
      <style:text-properties officeooo:paragraph-rsid="000c98ce"/>
    </style:style>
    <style:style style:name="P26" style:family="paragraph" style:parent-style-name="Text_20_body">
      <style:text-properties officeooo:paragraph-rsid="0010d251"/>
    </style:style>
    <style:style style:name="P27" style:family="paragraph" style:parent-style-name="Heading_20_3">
      <style:text-properties style:font-name="Monospace"/>
    </style:style>
    <style:style style:name="P28" style:family="paragraph" style:parent-style-name="Heading_20_3">
      <style:text-properties style:font-name="Liberation Serif"/>
    </style:style>
    <style:style style:name="P29" style:family="paragraph" style:parent-style-name="Standard">
      <style:text-properties style:font-name="Liberation Serif" fo:font-size="12pt" fo:font-weight="normal" officeooo:paragraph-rsid="000c98ce" style:font-size-asian="10.5pt" style:font-weight-asian="normal" style:font-size-complex="12pt" style:font-weight-complex="normal"/>
    </style:style>
    <style:style style:name="P30" style:family="paragraph" style:parent-style-name="Standard">
      <style:text-properties officeooo:paragraph-rsid="000c98ce"/>
    </style:style>
    <style:style style:name="P31" style:family="paragraph" style:parent-style-name="Standard">
      <style:paragraph-properties fo:text-align="start" style:justify-single-word="false"/>
      <style:text-properties style:font-name="Monospace" fo:font-size="11pt" fo:font-weight="normal" style:font-size-asian="11pt" style:font-weight-asian="normal" style:font-size-complex="11pt" style:font-weight-complex="normal"/>
    </style:style>
    <style:style style:name="P32" style:family="paragraph" style:parent-style-name="Heading_20_1">
      <style:text-properties officeooo:paragraph-rsid="000c98ce"/>
    </style:style>
    <style:style style:name="P33" style:family="paragraph" style:parent-style-name="Heading_20_1">
      <style:text-properties style:font-name="Liberation Sans" fo:font-size="16.1000003814697pt" fo:font-weight="bold" officeooo:paragraph-rsid="000c98ce" style:font-size-asian="16.1000003814697pt" style:font-weight-asian="bold" style:font-size-complex="16.1000003814697pt" style:font-weight-complex="bold"/>
    </style:style>
    <style:style style:name="P34" style:family="paragraph" style:parent-style-name="Heading_20_1">
      <style:text-properties style:font-name="Liberation Sans" fo:font-size="16.1000003814697pt" fo:font-weight="bold" officeooo:paragraph-rsid="0010d251" style:font-size-asian="16.1000003814697pt" style:font-weight-asian="bold" style:font-size-complex="16.1000003814697pt" style:font-weight-complex="bold"/>
    </style:style>
    <style:style style:name="P35" style:family="paragraph" style:parent-style-name="Heading_20_1">
      <style:text-properties style:font-name="Liberation Sans" fo:font-size="16.1000003814697pt" fo:font-weight="bold" officeooo:paragraph-rsid="000c98ce" style:font-size-asian="14.0500001907349pt" style:font-weight-asian="bold" style:font-size-complex="16.1000003814697pt" style:font-weight-complex="bold"/>
    </style:style>
    <style:style style:name="P36" style:family="paragraph" style:parent-style-name="Heading_20_1">
      <style:paragraph-properties fo:break-before="page"/>
      <style:text-properties style:font-name="Liberation Sans" officeooo:paragraph-rsid="000c98ce"/>
    </style:style>
    <style:style style:name="T1" style:family="text">
      <style:text-properties fo:font-weight="normal" style:font-weight-asian="normal" style:font-weight-complex="normal"/>
    </style:style>
    <style:style style:name="T2" style:family="text">
      <style:text-properties style:font-name="Monospace"/>
    </style:style>
    <style:style style:name="T3" style:family="text">
      <style:text-properties style:font-name="Monospace" fo:font-weight="normal" style:font-weight-asian="normal" style:font-weight-complex="normal"/>
    </style:style>
    <style:style style:name="T4" style:family="text">
      <style:text-properties style:font-name="Monospace" fo:font-size="12pt" fo:font-style="normal" fo:font-weight="normal" officeooo:rsid="0012ef34" style:font-size-asian="10.5pt" style:font-style-asian="normal" style:font-weight-asian="normal" style:font-size-complex="12pt" style:font-style-complex="normal" style:font-weight-complex="normal"/>
    </style:style>
    <style:style style:name="T5" style:family="text">
      <style:text-properties style:font-name="Monospace" fo:font-size="12pt" fo:font-style="normal" fo:font-weight="bold" officeooo:rsid="0012ef34" style:font-size-asian="10.5pt" style:font-style-asian="normal" style:font-weight-asian="bold" style:font-size-complex="12pt" style:font-style-complex="normal" style:font-weight-complex="bold"/>
    </style:style>
    <style:style style:name="T6" style:family="text">
      <style:text-properties style:font-name="Liberation Serif"/>
    </style:style>
    <style:style style:name="T7" style:family="text">
      <style:text-properties style:font-name="Liberation Serif" fo:font-size="12pt" fo:font-style="normal" fo:font-weight="normal" officeooo:rsid="0012ef34"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weight="normal" style:font-size-asian="10.5pt" style:font-weight-asian="normal" style:font-size-complex="12pt" style:font-weight-complex="normal"/>
    </style:style>
    <style:style style:name="T9" style:family="text">
      <style:text-properties style:font-name="Liberation Serif" fo:font-style="normal" officeooo:rsid="0012ef34" style:font-style-asian="normal" style:font-style-complex="normal"/>
    </style:style>
    <style:style style:name="T10" style:family="text">
      <style:text-properties style:font-name="Liberation Mono" fo:font-size="12pt" fo:font-style="normal" fo:font-weight="normal" officeooo:rsid="0012ef34" style:font-size-asian="10.5pt" style:font-style-asian="normal" style:font-weight-asian="normal" style:font-size-complex="12pt" style:font-style-complex="normal" style:font-weight-complex="normal"/>
    </style:style>
    <style:style style:name="T11" style:family="text">
      <style:text-properties fo:font-style="normal" officeooo:rsid="0012ef34" style:font-style-asian="normal" style:font-style-complex="normal"/>
    </style:style>
    <style:style style:name="T12" style:family="text">
      <style:text-properties fo:font-style="normal" officeooo:rsid="0010d251" style:font-style-asian="normal" style:font-style-complex="normal"/>
    </style:style>
    <style:style style:name="T13" style:family="text">
      <style:text-properties style:font-name="Liberation Serif" fo:font-style="normal" officeooo:rsid="0012ef34" style:font-style-asian="normal" style:font-style-complex="normal"/>
    </style:style>
    <style:style style:name="T14" style:family="text">
      <style:text-properties style:font-name="Liberation Serif" fo:font-size="12pt" fo:font-style="normal" fo:font-weight="normal" officeooo:rsid="001094e9"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10d251"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1246b3"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12ef34"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officeooo:rsid="0012ef34" style:font-size-asian="12pt" style:font-style-asian="normal" style:font-size-complex="12pt" style:font-style-complex="normal"/>
    </style:style>
    <style:style style:name="T19" style:family="text">
      <style:text-properties style:font-name="Liberation Serif" officeooo:rsid="000c98ce"/>
    </style:style>
    <style:style style:name="T20" style:family="text">
      <style:text-properties officeooo:rsid="0012ef34"/>
    </style:style>
    <style:style style:name="T21" style:family="text">
      <style:text-properties officeooo:rsid="000c98ce"/>
    </style:style>
    <style:style style:name="T22" style:family="text">
      <style:text-properties style:font-name="Monospace" officeooo:rsid="000c98ce"/>
    </style:style>
    <style:style style:name="T23" style:family="text">
      <style:text-properties style:font-name="Monospace" fo:font-size="12pt" fo:font-style="normal" fo:font-weight="normal" officeooo:rsid="001094e9" style:font-size-asian="10.5pt" style:font-style-asian="normal" style:font-weight-asian="normal" style:font-size-complex="12pt" style:font-style-complex="normal" style:font-weight-complex="normal"/>
    </style:style>
    <style:style style:name="T24" style:family="text">
      <style:text-properties style:font-name="Monospace" fo:font-size="12pt" fo:font-style="normal" fo:font-weight="normal" officeooo:rsid="0010d251" style:font-size-asian="10.5pt" style:font-style-asian="normal" style:font-weight-asian="normal" style:font-size-complex="12pt" style:font-style-complex="normal" style:font-weight-complex="normal"/>
    </style:style>
    <style:style style:name="T25" style:family="text">
      <style:text-properties officeooo:rsid="000dd3af"/>
    </style:style>
    <style:style style:name="T26" style:family="text">
      <style:text-properties officeooo:rsid="000e58dc"/>
    </style:style>
    <style:style style:name="T27" style:family="text">
      <style:text-properties officeooo:rsid="000f141c"/>
    </style:style>
    <style:style style:name="T28" style:family="text">
      <style:text-properties style:font-name="Liberation Sans" fo:font-size="16.1000003814697pt" fo:font-style="normal" fo:font-weight="bold" officeooo:rsid="0010d251" style:font-size-asian="16.1000003814697pt" style:font-style-asian="normal" style:font-weight-asian="bold" style:font-size-complex="16.1000003814697pt" style:font-style-complex="normal"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7">GCParser Frontend</text:span> Documentation</text:p>
      <text:p text:style-name="P12"/>
      <text:p text:style-name="P14">Author: Billy Melicher – wrm2ja@virginia.edu</text:p>
      <text:p text:style-name="P14">Last Updated: <text:span text:style-name="T26">2/27/07</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717_1725250751" text:style-name="Index_20_Link" text:visited-style-name="Index_20_Link">Introduction<text:tab/>2</text:a></text:p>
          <text:p text:style-name="P22"><text:a xlink:type="simple" xlink:href="#__RefHeading__494_1725250751" text:style-name="Index_20_Link" text:visited-style-name="Index_20_Link">General Syntax<text:tab/>2</text:a></text:p>
          <text:p text:style-name="P22"><text:a xlink:type="simple" xlink:href="#__RefHeading__496_1725250751" text:style-name="Index_20_Link" text:visited-style-name="Index_20_Link">Variables<text:tab/>2</text:a></text:p>
          <text:p text:style-name="P23"><text:a xlink:type="simple" xlink:href="#__RefHeading__498_1725250751" text:style-name="Index_20_Link" text:visited-style-name="Index_20_Link">Variable Assignment<text:tab/>2</text:a></text:p>
          <text:p text:style-name="P23"><text:a xlink:type="simple" xlink:href="#__RefHeading__500_1725250751" text:style-name="Index_20_Link" text:visited-style-name="Index_20_Link">Arrays<text:tab/>2</text:a></text:p>
          <text:p text:style-name="P22"><text:a xlink:type="simple" xlink:href="#__RefHeading__502_1725250751" text:style-name="Index_20_Link" text:visited-style-name="Index_20_Link">Input Variables<text:tab/>2</text:a></text:p>
          <text:p text:style-name="P22"><text:a xlink:type="simple" xlink:href="#__RefHeading__504_1725250751" text:style-name="Index_20_Link" text:visited-style-name="Index_20_Link">Output Variables<text:tab/>3</text:a></text:p>
          <text:p text:style-name="P22"><text:a xlink:type="simple" xlink:href="#__RefHeading__506_1725250751" text:style-name="Index_20_Link" text:visited-style-name="Index_20_Link">Loops<text:tab/>3</text:a></text:p>
          <text:p text:style-name="P22"><text:a xlink:type="simple" xlink:href="#__RefHeading__508_1725250751" text:style-name="Index_20_Link" text:visited-style-name="Index_20_Link">If Statements<text:tab/>3</text:a></text:p>
          <text:p text:style-name="P22"><text:a xlink:type="simple" xlink:href="#__RefHeading__510_1725250751" text:style-name="Index_20_Link" text:visited-style-name="Index_20_Link">Functions<text:tab/>4</text:a></text:p>
          <text:p text:style-name="P23"><text:a xlink:type="simple" xlink:href="#__RefHeading__512_1725250751" text:style-name="Index_20_Link" text:visited-style-name="Index_20_Link">User Defined Functions<text:tab/>4</text:a></text:p>
          <text:p text:style-name="P23"><text:a xlink:type="simple" xlink:href="#__RefHeading__514_1725250751" text:style-name="Index_20_Link" text:visited-style-name="Index_20_Link">Predefined Functions<text:tab/>5</text:a></text:p>
          <text:p text:style-name="P21"><text:a xlink:type="simple" xlink:href="#__RefHeading__516_1725250751" text:style-name="Index_20_Link" text:visited-style-name="Index_20_Link">Addition and Subtraction:<text:tab/>5</text:a></text:p>
          <text:p text:style-name="P21"><text:a xlink:type="simple" xlink:href="#__RefHeading__518_1725250751" text:style-name="Index_20_Link" text:visited-style-name="Index_20_Link">Equals:<text:tab/>5</text:a></text:p>
          <text:p text:style-name="P21"><text:a xlink:type="simple" xlink:href="#__RefHeading__520_1725250751" text:style-name="Index_20_Link" text:visited-style-name="Index_20_Link">Less than and greater than:<text:tab/>5</text:a></text:p>
          <text:p text:style-name="P21"><text:a xlink:type="simple" xlink:href="#__RefHeading__522_1725250751" text:style-name="Index_20_Link" text:visited-style-name="Index_20_Link">Negate:<text:tab/>5</text:a></text:p>
          <text:p text:style-name="P21"><text:a xlink:type="simple" xlink:href="#__RefHeading__524_1725250751" text:style-name="Index_20_Link" text:visited-style-name="Index_20_Link">Length:<text:tab/>5</text:a></text:p>
          <text:p text:style-name="P21"><text:a xlink:type="simple" xlink:href="#__RefHeading__634_1725250751" text:style-name="Index_20_Link" text:visited-style-name="Index_20_Link">Bit Width:<text:tab/>5</text:a></text:p>
          <text:p text:style-name="P21"><text:a xlink:type="simple" xlink:href="#__RefHeading__528_1725250751" text:style-name="Index_20_Link" text:visited-style-name="Index_20_Link">Boolean functions:<text:tab/>5</text:a></text:p>
        </text:index-body>
      </text:table-of-content>
      <text:p text:style-name="P13"/>
      <text:h text:style-name="P36" text:outline-level="1"><text:span text:style-name="T11">GCParser High Level Language</text:span></text:h>
      <text:p text:style-name="P25"><text:span text:style-name="T9"><text:tab/></text:span><text:span text:style-name="T18">This document describes the high level language for the GCParser tool. </text:span><text:span text:style-name="T17"><text:s/></text:span><text:span text:style-name="T4">Monospace text</text:span><text:span text:style-name="T7"> denotes text that could be included in a circuit file. </text:span><text:span text:style-name="T5">Bold monospace</text:span><text:span text:style-name="T7"> text denotes place holder text that is further described.</text:span></text:p>
      <text:h text:style-name="P33" text:outline-level="1"><text:span text:style-name="T11">Purpose</text:span></text:h>
      <text:p text:style-name="P25"><text:span text:style-name="T7"><text:tab/>The GCParser high level language specifies a circuit in a high level language. The compiler tool uses this to create a description of the circuit in the GCParser intermediate level language. The tool allows the user to create large efficient circuits at a high level. </text:span></text:p>
      <text:h text:style-name="P35" text:outline-level="1"><text:span text:style-name="T11">Getting the Code</text:span></text:h>
      <text:p text:style-name="P24"><text:span text:style-name="T9"><text:tab/>The code can be found on github here:</text:span></text:p>
      <text:p text:style-name="P24"><text:span text:style-name="T9"><text:tab/><text:tab/></text:span><text:a xlink:type="simple" xlink:href="https://github.com/wrm2ja/frontend"><text:span text:style-name="T9">https://github.com/wrm2ja/frontend</text:span></text:a></text:p>
      <text:p text:style-name="P24"><text:span text:style-name="T9"><text:tab/>You will also need the GCParser intermediate language tools on github here:</text:span></text:p>
      <text:p text:style-name="P24"><text:span text:style-name="T9"><text:tab/><text:tab/></text:span><text:a xlink:type="simple" xlink:href="https://github.com/wrm2ja/GCParser"><text:span text:style-name="T9">https://github.com/wrm2ja/GCParser</text:span></text:a></text:p>
      <text:p text:style-name="P29"><text:tab/>Building requires the ant tool and the javacc tool:</text:p>
      <text:p text:style-name="P30"><text:a xlink:type="simple" xlink:href="http://ant.apache.org/"><text:span text:style-name="T8">http://ant.apache.org/</text:span></text:a></text:p>
      <text:p text:style-name="P30"><text:a xlink:type="simple" xlink:href="http://javacc.java.net/"><text:span text:style-name="T8">http://javacc.java.net/</text:span></text:a></text:p>
      <text:p text:style-name="P29"><text:tab/></text:p>
      <text:p text:style-name="P29"><text:tab/>To build the <text:span text:style-name="T20">project</text:span> use the following command:</text:p>
      <text:h text:style-name="P32" text:outline-level="1"><text:bookmark-start text:name="__RefHeading__717_1725250751"/><text:span text:style-name="T10">ant archive</text:span><text:bookmark-end text:name="__RefHeading__717_1725250751"/></text:h>
      <text:p text:style-name="P25"><text:span text:style-name="T10"><text:tab/></text:span><text:span text:style-name="T14">The </text:span><text:span text:style-name="T23">tests </text:span><text:span text:style-name="T14">directory contains example code for specific applications.</text:span></text:p>
      <text:h text:style-name="P34" text:outline-level="1"><text:span text:style-name="T12">Using the Compiler</text:span></text:h>
      <text:p text:style-name="P26"><text:span text:style-name="T28"><text:tab/></text:span><text:span text:style-name="T15">The </text:span><text:span text:style-name="T24">parsertest.sh</text:span><text:span text:style-name="T15"> <text:s/>file runs the high level compiler. </text:span><text:span text:style-name="T16">This tool will generate an intermediate language file which is used by the GCParser intermediate language mentioned above. This tool can also create files to specify inputs to the circuit. </text:span></text:p>
      <text:p text:style-name="P26"><text:span text:style-name="T15"/></text:p>
      <text:p text:style-name="P26"><text:span text:style-name="T15">parsertest.sh [file] [flags...]</text:span></text:p>
      <text:p text:style-name="P26"><text:span text:style-name="T15"/></text:p>
      <text:p text:style-name="P26"><text:span text:style-name="T15">file<text:tab/> <text:s text:c="3"/>path to the high level language file</text:span></text:p>
      <text:p text:style-name="P26"><text:span text:style-name="T15"/></text:p>
      <text:p text:style-name="P26"><text:span text:style-name="T15">-c <text:s/><text:tab/> <text:s text:c="3"/>flag to signal not to use common subexpression optimizations to save</text:span></text:p>
      <text:p text:style-name="P26"><text:span text:style-name="T15"><text:s text:c="16"/>memory</text:span></text:p>
      <text:p text:style-name="P26"><text:span text:style-name="T15">-d &lt;d&gt; <text:s text:c="4"/>The debug level of the compiler. A higher number prints</text:span></text:p>
      <text:p text:style-name="P26"><text:span text:style-name="T15"><text:s text:c="16"/>out more</text:span></text:p>
      <text:p text:style-name="P26"><text:span text:style-name="T15">-i &lt;arg&gt; <text:s text:c="2"/>Will generate the input files for the circuit file. If arg is “random” then inputs will be <text:s text:c="5"/><text:tab/><text:tab/> <text:s text:c="3"/>randomly generated</text:span></text:p>
      <text:h text:style-name="Heading_20_1" text:outline-level="1"><text:bookmark-start text:name="__RefHeading__494_1725250751"/>General Syntax<text:bookmark-end text:name="__RefHeading__494_1725250751"/></text:h>
      <text:p text:style-name="Text_20_body">Comments are in c-style and can be on a single line or span multiple lines. </text:p>
      <text:p text:style-name="Text_20_body"><text:soft-page-break/></text:p>
      <text:p text:style-name="P15">/* comment */ or // comment</text:p>
      <text:p text:style-name="P15"/>
      <text:p text:style-name="P18">White space is ignored by the parser.</text:p>
      <text:p text:style-name="P18">All statements end in a semicolon.</text:p>
      <text:h text:style-name="Heading_20_1" text:outline-level="1"><text:bookmark-start text:name="__RefHeading__496_1725250751"/>Variables<text:bookmark-end text:name="__RefHeading__496_1725250751"/></text:h>
      <text:p text:style-name="P1">Variables are declared with the <text:span text:style-name="T2">var</text:span> keyword, and must be initialized on creation. Variables can be declared in function bodies, and in global scope. </text:p>
      <text:p text:style-name="P1"/>
      <text:p text:style-name="P1">Format:</text:p>
      <text:p text:style-name="P8">var &lt;variable name&gt; = &lt;initial value&gt;;</text:p>
      <text:p text:style-name="P8"/>
      <text:p text:style-name="P8">&lt;variable name&gt;: <text:span text:style-name="T6">the name of the variable to declare. Variable names can have alphanumeric characters and underscores. </text:span></text:p>
      <text:p text:style-name="P8">&lt;initial value&gt;:<text:span text:style-name="T6"> <text:s/>what this variable will be initialized to. Can be any expression that returns a value.</text:span></text:p>
      <text:p text:style-name="P8"/>
      <text:p text:style-name="P5">Variables are scoped, and variables that are declared inside of a function, if statement, or loop, cannot be referenced outside of their scope. </text:p>
      <text:h text:style-name="Heading_20_2" text:outline-level="2"><text:bookmark-start text:name="__RefHeading__498_1725250751"/>Variable Assignment<text:bookmark-end text:name="__RefHeading__498_1725250751"/></text:h>
      <text:p text:style-name="P3">Variables are assigned using the following syntax.</text:p>
      <text:p text:style-name="P3"/>
      <text:p text:style-name="P3">Format:</text:p>
      <text:p text:style-name="P16">&lt;variable name&gt; = &lt;expression or variable&gt;;</text:p>
      <text:p text:style-name="P16"/>
      <text:p text:style-name="P19">Variables cannot change types after declaration, so assignment must preserve the type of the variable. </text:p>
      <text:h text:style-name="Heading_20_2" text:outline-level="2"><text:bookmark-start text:name="__RefHeading__500_1725250751"/>Arrays<text:bookmark-end text:name="__RefHeading__500_1725250751"/></text:h>
      <text:p text:style-name="Text_20_body">Array access format:</text:p>
      <text:p text:style-name="P15">&lt;array name&gt;[ &lt;index expression&gt; ]</text:p>
      <text:p text:style-name="P15"/>
      <text:p text:style-name="P18">Array assignment format:</text:p>
      <text:p text:style-name="P15">&lt;array name&gt;[ &lt;index expression&gt; ] = &lt;expression or variable&gt;;</text:p>
      <text:h text:style-name="Heading_20_1" text:outline-level="1"><text:bookmark-start text:name="__RefHeading__502_1725250751"/>Input Variables<text:bookmark-end text:name="__RefHeading__502_1725250751"/></text:h>
      <text:p text:style-name="P1">Input variables can be declared in the global scope using the definput keyword. </text:p>
      <text:p text:style-name="P1"/>
      <text:p text:style-name="P1">Format:</text:p>
      <text:p text:style-name="P8">definput party &lt;party&gt; &lt;variable name&gt;: &lt;type information&gt;</text:p>
      <text:p text:style-name="P8"/>
      <text:p text:style-name="P8">&lt;party&gt;: <text:span text:style-name="T6">1 or 2 depending on the party of the variable</text:span></text:p>
      <text:p text:style-name="P8">&lt;variable name&gt;: <text:span text:style-name="T6">a valid name of the variable to be declared</text:span></text:p>
      <text:p text:style-name="P8"><text:span text:style-name="T6"><text:s/></text:span>&lt;type information&gt;: <text:span text:style-name="T6">information about the type of the variable</text:span></text:p>
      <text:p text:style-name="P8"><text:span text:style-name="T6"><text:tab/>int format:</text:span> int magnitude = &lt;mag&gt; ( signed )?</text:p>
      <text:p text:style-name="P8"><text:tab/><text:tab/><text:tab/><text:span text:style-name="T21">or</text:span></text:p>
      <text:p text:style-name="P8"><text:span text:style-name="T21"><text:tab/><text:tab/>int bits = &lt;bit_size&gt; ( signed )?</text:span></text:p>
      <text:p text:style-name="P8"><text:tab/><text:tab/>&lt;mag&gt;: <text:span text:style-name="T6">the greatest magnitude that the variable will contain at input.</text:span></text:p>
      <text:p text:style-name="P8"><text:soft-page-break/><text:span text:style-name="T6"><text:tab/><text:tab/></text:span><text:span text:style-name="T22">&lt;bit_size&gt;: </text:span><text:span text:style-name="T19">the number of bits this variable will have</text:span></text:p>
      <text:p text:style-name="P8"><text:span text:style-name="T6"><text:tab/><text:tab/></text:span>&lt;signed&gt;:<text:span text:style-name="T6"> if the signed token is present the integer is a signed integer.</text:span></text:p>
      <text:p text:style-name="P8"><text:span text:style-name="T6"><text:tab/>array format: </text:span>array[ &lt;array size&gt; ] &lt;type information&gt;</text:p>
      <text:p text:style-name="P8"><text:tab/><text:tab/>&lt;array size&gt;: <text:span text:style-name="T6">the size of the array</text:span></text:p>
      <text:p text:style-name="P8"><text:span text:style-name="T6"><text:tab/><text:tab/></text:span>&lt;type information&gt;: <text:span text:style-name="T6">the type information for all elements of the array</text:span></text:p>
      <text:p text:style-name="P4"><text:tab/><text:span text:style-name="T1">boolean format: </text:span><text:span text:style-name="T3">bool</text:span></text:p>
      <text:h text:style-name="Heading_20_1" text:outline-level="1"><text:bookmark-start text:name="__RefHeading__504_1725250751"/>Output Variables<text:bookmark-end text:name="__RefHeading__504_1725250751"/></text:h>
      <text:p text:style-name="P2">Variables can be declared as output variables using the <text:span text:style-name="T2">defoutput</text:span> keyword.</text:p>
      <text:p text:style-name="P2"/>
      <text:p text:style-name="P2">Format:</text:p>
      <text:p text:style-name="P9">defoutput &lt;variable name&gt;;</text:p>
      <text:p text:style-name="P9"/>
      <text:p text:style-name="P9">&lt;variable name&gt;:<text:span text:style-name="T6"> the name of a defined variable. </text:span></text:p>
      <text:p text:style-name="P6"/>
      <text:p text:style-name="P6">Declaring an output variable must happen in the global scope, any time after the variable has been declared. The circuit created will output the value of the variable at the end of all evaluation. </text:p>
      <text:h text:style-name="Heading_20_1" text:outline-level="1"><text:bookmark-start text:name="__RefHeading__506_1725250751"/>Loops<text:bookmark-end text:name="__RefHeading__506_1725250751"/></text:h>
      <text:p text:style-name="Text_20_body">Loops can be created using the loop keyword.</text:p>
      <text:p text:style-name="Text_20_body"/>
      <text:p text:style-name="Text_20_body">Format:</text:p>
      <text:p text:style-name="P15">loop &lt;loop variable name&gt; from &lt;start value&gt; to &lt;end value&gt;:</text:p>
      <text:p text:style-name="P15"><text:s text:c="5"/>&lt;loop body&gt;</text:p>
      <text:p text:style-name="P15"><text:tab/>…</text:p>
      <text:p text:style-name="P15">end</text:p>
      <text:p text:style-name="P15"/>
      <text:p text:style-name="P15">&lt;loop variable name&gt;: <text:span text:style-name="T6">the name of the index variable. An index variable will be created and bound to this value for the scope of the loop. Assignments to this loop variable will result in unspecified behavior. </text:span></text:p>
      <text:p text:style-name="P15">&lt;start value&gt;: <text:span text:style-name="T6">the starting value of the loop variable. This must be a value that is known at compile time.</text:span></text:p>
      <text:p text:style-name="P15">&lt;end value&gt;:<text:span text:style-name="T6"> the ending value of the loop variable. This must be a value that is known at compile time.</text:span></text:p>
      <text:p text:style-name="P15">&lt;loop body&gt;: <text:span text:style-name="T6">the body of the loop will be executed </text:span>&lt;start value&gt;<text:span text:style-name="T6"> - </text:span>&lt;end value&gt;<text:span text:style-name="T6"> times. </text:span></text:p>
      <text:h text:style-name="Heading_20_1" text:outline-level="1"><text:bookmark-start text:name="__RefHeading__508_1725250751"/>If Statements<text:bookmark-end text:name="__RefHeading__508_1725250751"/></text:h>
      <text:p text:style-name="Text_20_body">If statements are defined using the if keyword.</text:p>
      <text:p text:style-name="Text_20_body"/>
      <text:p text:style-name="Text_20_body">Format:</text:p>
      <text:p text:style-name="P15">if &lt;boolean expression&gt;:</text:p>
      <text:p text:style-name="P15"><text:tab/>&lt;if body&gt;</text:p>
      <text:p text:style-name="P15"><text:tab/>…</text:p>
      <text:p text:style-name="P15">end</text:p>
      <text:p text:style-name="P15"/>
      <text:p text:style-name="P18">or</text:p>
      <text:p text:style-name="P18"/>
      <text:p text:style-name="P15">if &lt;boolean expression&gt;:</text:p>
      <text:p text:style-name="P15"><text:tab/>&lt;if body&gt;</text:p>
      <text:p text:style-name="P15"><text:tab/>…</text:p>
      <text:p text:style-name="P15">else:</text:p>
      <text:p text:style-name="P15"><text:soft-page-break/><text:tab/>&lt;else body&gt;</text:p>
      <text:p text:style-name="P15"><text:tab/>…</text:p>
      <text:p text:style-name="P15">end</text:p>
      <text:h text:style-name="Heading_20_1" text:outline-level="1"><text:bookmark-start text:name="__RefHeading__510_1725250751"/>Functions<text:bookmark-end text:name="__RefHeading__510_1725250751"/></text:h>
      <text:p text:style-name="P5">There are predefined functions and user defined functions.</text:p>
      <text:p text:style-name="P5"/>
      <text:p text:style-name="P5">Function call format:</text:p>
      <text:p text:style-name="P8">&lt;function name&gt;( &lt;arg&gt;, … )</text:p>
      <text:p text:style-name="P8"/>
      <text:p text:style-name="P5">Some functions return values, and others do not.</text:p>
      <text:h text:style-name="Heading_20_2" text:outline-level="2"><text:bookmark-start text:name="__RefHeading__512_1725250751"/>User Defined Functions<text:bookmark-end text:name="__RefHeading__512_1725250751"/></text:h>
      <text:p text:style-name="P5">Functions are defined using the <text:span text:style-name="T2">defun</text:span> keyword.</text:p>
      <text:p text:style-name="P5"/>
      <text:p text:style-name="P5">Format:</text:p>
      <text:p text:style-name="P8">defun &lt;function name&gt;( &lt;type of arg&gt; &lt;arg name&gt;, … ):</text:p>
      <text:p text:style-name="P8"><text:tab/>&lt;function body&gt;</text:p>
      <text:p text:style-name="P8"><text:tab/>…</text:p>
      <text:p text:style-name="P8">end</text:p>
      <text:p text:style-name="P8"/>
      <text:p text:style-name="P8">&lt;function name&gt;: <text:span text:style-name="T6">the name of the function to be defined. Function names can contain numbers, underscores.</text:span></text:p>
      <text:p text:style-name="P8">&lt;type of arg&gt;: <text:span text:style-name="T6">the type of this argument. Can be int, Array or bool.</text:span></text:p>
      <text:p text:style-name="P8">&lt;arg name&gt;: <text:span text:style-name="T6">the name of this argument in the function body.</text:span></text:p>
      <text:p text:style-name="P8">&lt;function body&gt;: <text:span text:style-name="T6">the body of the function. Return values are specified using the </text:span>return <text:span text:style-name="T6">keyword. </text:span></text:p>
      <text:p text:style-name="P8"><text:span text:style-name="T6"><text:tab/><text:tab/><text:tab/></text:span>return &lt;expression or variable&gt;;</text:p>
      <text:p text:style-name="P8"/>
      <text:p text:style-name="P5">Functions can reference variables that have been defined in the global scope before the function definition. User functions can be recursive, but the number of recursive calls must be predictable at compile time. </text:p>
      <text:p text:style-name="P5"/>
      <text:p text:style-name="P5">Arguments to functions will be passed by reference, and not by value so at the end of the following code:</text:p>
      <text:p text:style-name="P8"/>
      <text:p text:style-name="P8">var temp = 1;</text:p>
      <text:p text:style-name="P8">defun test( int r ):</text:p>
      <text:p text:style-name="P8"><text:s text:c="2"/>r = 0;</text:p>
      <text:p text:style-name="P8">end</text:p>
      <text:p text:style-name="P8"/>
      <text:p text:style-name="P5">the variable<text:span text:style-name="T2"> temp</text:span> will have the value 0.</text:p>
      <text:h text:style-name="Heading_20_2" text:outline-level="2"><text:bookmark-start text:name="__RefHeading__514_1725250751"/>Predefined Functions<text:bookmark-end text:name="__RefHeading__514_1725250751"/></text:h>
      <text:p text:style-name="P2">The following functions are predefined. <text:span text:style-name="T25">The language also supports infix notation for arithmetic functions, however the order of operations is not explicitly defined.</text:span></text:p>
      <text:p text:style-name="P2"/>
      <text:h text:style-name="Heading_20_3" text:outline-level="3"><text:bookmark-start text:name="__RefHeading__516_1725250751"/>Addition and Subtraction:<text:bookmark-end text:name="__RefHeading__516_1725250751"/></text:h>
      <text:p text:style-name="P9">+( int arg1, int arg2 )</text:p>
      <text:p text:style-name="P6">returns the integer sum of <text:span text:style-name="T2">arg1</text:span> and <text:span text:style-name="T2">arg2.</text:span></text:p>
      <text:p text:style-name="P9"><text:soft-page-break/></text:p>
      <text:p text:style-name="P9">-( int arg1, int arg2 )</text:p>
      <text:p text:style-name="P6">returns the difference between <text:span text:style-name="T2">arg1</text:span> and <text:span text:style-name="T2">arg2.</text:span></text:p>
      <text:h text:style-name="Heading_20_3" text:outline-level="3"><text:bookmark-start text:name="__RefHeading__518_1725250751"/>Equals:<text:bookmark-end text:name="__RefHeading__518_1725250751"/></text:h>
      <text:p text:style-name="P10">==( int arg1, int arg2 )</text:p>
      <text:p text:style-name="P3">or</text:p>
      <text:p text:style-name="P10">==( bool arg1, bool arg2 )</text:p>
      <text:p text:style-name="P3"/>
      <text:p text:style-name="P3">returns a boolean which is true if <text:span text:style-name="T2">arg1</text:span> is equal to <text:span text:style-name="T2">arg2.</text:span></text:p>
      <text:h text:style-name="P27" text:outline-level="3"><text:bookmark-start text:name="__RefHeading__520_1725250751"/>Less than and greater than:<text:bookmark-end text:name="__RefHeading__520_1725250751"/></text:h>
      <text:p text:style-name="P9">&lt;( int arg1, int arg2 )</text:p>
      <text:p text:style-name="P9">or</text:p>
      <text:p text:style-name="P9">&gt;( int arg1, int arg2 )</text:p>
      <text:p text:style-name="P7"/>
      <text:p text:style-name="P7">returns a boolean which is true if <text:span text:style-name="T2">arg1</text:span> is less than or greater than <text:span text:style-name="T2">arg2</text:span> depending on the operation. </text:p>
      <text:h text:style-name="Heading_20_3" text:outline-level="3"><text:bookmark-start text:name="__RefHeading__522_1725250751"/>Negate:<text:bookmark-end text:name="__RefHeading__522_1725250751"/></text:h>
      <text:p text:style-name="P16">-( int arg )</text:p>
      <text:p text:style-name="P19">returns an integer equal to the negation of <text:s/><text:span text:style-name="T2">arg</text:span>.</text:p>
      <text:h text:style-name="Heading_20_3" text:outline-level="3"><text:bookmark-start text:name="__RefHeading__524_1725250751"/>Length:<text:bookmark-end text:name="__RefHeading__524_1725250751"/></text:h>
      <text:p text:style-name="P16">length( Array arr )</text:p>
      <text:p text:style-name="P19">returns the constant integer representing the length of <text:span text:style-name="T2">arr.</text:span></text:p>
      <text:h text:style-name="P28" text:outline-level="3"><text:bookmark-start text:name="__RefHeading__634_1725250751"/>Bit Width:<text:bookmark-end text:name="__RefHeading__634_1725250751"/></text:h>
      <text:p text:style-name="P17">bit_width( var v )</text:p>
      <text:p text:style-name="P20">returns the number of bits variable v requires at this point. This function can be applied to variables of any type. </text:p>
      <text:h text:style-name="Heading_20_3" text:outline-level="3"><text:bookmark-start text:name="__RefHeading__528_1725250751"/>Boolean functions:<text:bookmark-end text:name="__RefHeading__528_1725250751"/></text:h>
      <text:p text:style-name="P16">or( bool arg1, bool arg2 )</text:p>
      <text:p text:style-name="P19">returns the boolean or of <text:span text:style-name="T2">arg1</text:span> and <text:span text:style-name="T2">arg2</text:span>.</text:p>
      <text:p text:style-name="P16">and( bool arg1, bool arg2 )</text:p>
      <text:p text:style-name="P19">returns the boolean and of <text:span text:style-name="T2">arg1</text:span> and <text:span text:style-name="T2">arg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ace" svg:font-family="Monosace"/>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contextual-spacing="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6</text:page-number> 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meta:initial-creator>
    <meta:creation-date>2012-07-02T10:00:51</meta:creation-date>
    <dc:date>2013-02-27T18:23:52</dc:date>
    <dc:creator>wrm2ja </dc:creator>
    <meta:editing-duration>PT4H17M18S</meta:editing-duration>
    <meta:editing-cycles>40</meta:editing-cycles>
    <meta:generator>LibreOffice/3.6$Linux_X86_64 LibreOffice_project/360m1$Build-2</meta:generator>
    <meta:document-statistic meta:table-count="0" meta:image-count="0" meta:object-count="0" meta:page-count="6" meta:paragraph-count="175" meta:word-count="1212" meta:character-count="7307" meta:non-whitespace-character-count="6135"/>
  </office:meta>
</office:document-meta>
</file>